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fo:font-style="normal" officeooo:rsid="01ebfa77" style:font-style-asian="normal" style:font-style-complex="normal"/>
    </style:style>
    <style:style style:name="T72" style:family="text">
      <style:text-properties fo:font-style="normal" officeooo:rsid="01ee6fde" style:font-style-asian="normal" style:font-style-complex="normal"/>
    </style:style>
    <style:style style:name="T73" style:family="text">
      <style:text-properties fo:font-style="normal" officeooo:rsid="01ef8455" style:font-style-asian="normal" style:font-style-complex="normal"/>
    </style:style>
    <style:style style:name="T74" style:family="text">
      <style:text-properties officeooo:rsid="000a14f6"/>
    </style:style>
    <style:style style:name="T75" style:family="text">
      <style:text-properties officeooo:rsid="005714b7"/>
    </style:style>
    <style:style style:name="T76" style:family="text">
      <style:text-properties officeooo:rsid="005f04dc"/>
    </style:style>
    <style:style style:name="T77" style:family="text">
      <style:text-properties officeooo:rsid="00880dbe"/>
    </style:style>
    <style:style style:name="T78" style:family="text">
      <style:text-properties officeooo:rsid="007c6d62"/>
    </style:style>
    <style:style style:name="T79" style:family="text">
      <style:text-properties officeooo:rsid="00823925"/>
    </style:style>
    <style:style style:name="T80" style:family="text">
      <style:text-properties officeooo:rsid="00836784"/>
    </style:style>
    <style:style style:name="T81" style:family="text">
      <style:text-properties officeooo:rsid="00374dde"/>
    </style:style>
    <style:style style:name="T82" style:family="text">
      <style:text-properties style:font-name="EB Garamond 12 All SC" fo:font-style="normal" style:font-style-asian="normal" style:font-style-complex="normal"/>
    </style:style>
    <style:style style:name="T83" style:family="text">
      <style:text-properties style:font-name="EB Garamond 12 All SC" fo:font-style="normal" officeooo:rsid="00a5b076" style:font-style-asian="normal" style:font-style-complex="normal"/>
    </style:style>
    <style:style style:name="T84" style:family="text">
      <style:text-properties style:font-name="EB Garamond 12 All SC" fo:font-style="normal" officeooo:rsid="01120c92" style:font-style-asian="normal" style:font-style-complex="normal"/>
    </style:style>
    <style:style style:name="T85" style:family="text">
      <style:text-properties style:font-name="EB Garamond 12 All SC" fo:font-style="normal" officeooo:rsid="011a7ae9" style:font-style-asian="normal" style:font-style-complex="normal"/>
    </style:style>
    <style:style style:name="T86" style:family="text">
      <style:text-properties officeooo:rsid="013faaaf"/>
    </style:style>
    <style:style style:name="T87" style:family="text">
      <style:text-properties officeooo:rsid="01bf45d3"/>
    </style:style>
    <style:style style:name="T88" style:family="text">
      <style:text-properties officeooo:rsid="01c3b179"/>
    </style:style>
    <style:style style:name="T89" style:family="text">
      <style:text-properties officeooo:rsid="01cac2f5"/>
    </style:style>
    <style:style style:name="T90"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86">7</text:span></text:p>
      <text:p text:style-name="P31"/>
      <text:p text:style-name="P31"/>
      <text:p text:style-name="P26">© 201<text:span text:style-name="T86">7</text:span> by Wolfgang Skala. This edition is licensed under the Creative Commons Attribution<text:span text:style-name="T77">-NonCommercial-ShareAlike</text:span> 4.0 International License. To view a copy of this license, visit http://creativecommons.org/licenses/by<text:span text:style-name="T78">-nc-sa</text:span>/4.0/. </text:p>
      <text:p text:style-name="P25"/>
      <text:p text:style-name="P27">Music engraving by LilyPond 2.18.0 (http://www.lilypond.org).<text:span text:style-name="T75"><text:line-break/>Front matter</text:span> typeset with EB Garamond (http://www.georgduffner.at/ebgaramond).</text:p>
      <text:p text:style-name="P31"/>
      <text:p text:style-name="P24">First <text:span text:style-name="T90">version</text:span>, <text:span text:style-name="T87">March</text:span> 201<text:span text:style-name="T86">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79"> is</text:span> available at<text:line-break/><text:tab/>http://digital.slub-dresden.de/id<text:span text:style-name="T88">360701914</text:span> (Mus.2358-D-<text:span text:style-name="T88">31</text:span>)<text:span text:style-name="T79">.</text:span></text:p>
      <text:p text:style-name="P2"/>
      <text:p text:style-name="P4">In general, this edition closely follows the autograph. Any changes <text:span text:style-name="T74">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89">Chal., chalumeau; Fl., flute; </text:span>Ms., manuscript; Ob.,<text:span text:style-name="T89"> </text:span>oboe;<text:span text:style-name="T81"> r, rest;</text:span> S., soprano; T.<text:span text:style-name="T80">,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83">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text:span><text:span text:style-name="T73">’</text:span><text:span text:style-name="T69">s range</text:span><text:span text:style-name="T70"><text:line-break/><text:line-break/></text:span><text:span text:style-name="T71">347<text:tab/>Fl.II<text:tab/>bar missing in Ms.<text:line-break/></text:span><text:span text:style-name="T70">391<text:tab/>Va.<text:tab/>2nd half of bar in Ms.: g′4–g4</text:span><text:span text:style-name="T72"><text:line-break/><text:line-break/>472<text:tab/>B.<text:tab/>4th eighth missing in Ms.</text:span><text:span text:style-name="T27"><text:line-break/></text:span></text:p>
      <text:p text:style-name="P13"/>
      <text:p text:style-name="P21"><text:span text:style-name="T83">c</text:span><text:span text:style-name="T82">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84">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85">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76">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76">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76">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27T23:50:20.183662478</dc:date>
    <dc:creator>Wolfgang Skala</dc:creator>
    <meta:editing-duration>P5DT9H29M7S</meta:editing-duration>
    <meta:editing-cycles>446</meta:editing-cycles>
    <meta:generator>LibreOffice/4.2.8.2$Linux_X86_64 LibreOffice_project/420m0$Build-2</meta:generator>
    <meta:document-statistic meta:table-count="0" meta:image-count="1" meta:object-count="0" meta:page-count="4" meta:paragraph-count="21" meta:word-count="660" meta:character-count="3706" meta:non-whitespace-character-count="3013"/>
  </office:meta>
</office:document-meta>
</file>